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B4226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solid" draw:stroke-dash="Ultrafine_20_Dashed" svg:stroke-width="0.305cm" svg:stroke-color="#008000" draw:marker-start-width="0.762cm" draw:marker-end="Arrow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52cm" svg:stroke-color="#800000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width="0.254cm" svg:stroke-color="#008000" draw:marker-start-width="0.686cm" draw:marker-end="Arrow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12" style:family="graphic" style:parent-style-name="objectwithoutfill">
      <style:graphic-properties draw:stroke="dash" draw:stroke-dash="_32__20_Dots_20_1_20_Dash" draw:marker-end="Arrow" draw:marker-end-width="0.3cm" draw:fill="none" draw:textarea-horizontal-align="center" draw:textarea-vertical-align="middl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outline1">
      <style:graphic-properties draw:stroke="none" draw:fill="none" fo:min-height="16.988cm"/>
    </style:style>
    <style:style style:name="pr3" style:family="presentation" style:parent-style-name="lyt-roundedrect-notes">
      <style:graphic-properties draw:fill-color="#ffffff" fo:min-height="13.364cm"/>
    </style:style>
    <style:style style:name="pr4" style:family="presentation" style:parent-style-name="lyt-roundedrect-outline1">
      <style:graphic-properties fo:min-height="16.988cm"/>
    </style:style>
    <style:style style:name="pr5" style:family="presentation" style:parent-style-name="lyt-roundedrect-title">
      <style:graphic-properties draw:auto-grow-height="true" fo:min-height="3.506cm"/>
    </style:style>
    <style:style style:name="P1" style:family="paragraph">
      <style:text-properties fo:font-family="Gentium" style:font-pitch="variable"/>
    </style:style>
    <style:style style:name="P2" style:family="paragraph">
      <style:text-properties fo:font-family="Gentium" style:font-style-name="Regular" style:font-pitch="variable"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Gentium" style:font-style-name="Regular" style:font-pitch="variable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fo:font-family="Gentium" style:font-style-name="Bold" style:font-pitch="variable"/>
    </style:style>
    <style:style style:name="P8" style:family="paragraph">
      <style:text-properties fo:font-family="Gentium" style:font-style-name="Regular" style:font-pitch="variable" fo:font-size="18pt" style:font-size-asian="18pt" style:font-size-complex="18pt"/>
    </style:style>
    <style:style style:name="T1" style:family="text">
      <style:text-properties fo:font-family="Gentium" style:font-pitch="variable"/>
    </style:style>
    <style:style style:name="T2" style:family="text">
      <style:text-properties fo:font-family="Gentium" style:font-style-name="Regular" style:font-pitch="variable" fo:font-size="32pt" style:font-size-asian="32pt" style:font-size-complex="32pt"/>
    </style:style>
    <style:style style:name="T3" style:family="text">
      <style:text-properties fo:font-family="Gentium" style:font-style-name="Regular" style:font-pitch="variable" fo:font-size="24pt" style:font-size-asian="24pt" style:font-size-complex="24pt"/>
    </style:style>
    <style:style style:name="T4" style:family="text">
      <style:text-properties fo:font-family="Gentium" style:font-style-name="Regular" style:font-pitch="variable"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family="Gentium" style:font-style-name="Regular" style:font-pitch="variable" fo:font-size="18pt" style:font-size-asian="18pt" style:font-size-complex="18pt"/>
    </style:style>
    <style:style style:name="T6" style:family="text">
      <style:text-properties fo:font-family="Gentium" style:font-style-name="Bold" style:font-pitch="variable"/>
    </style:style>
    <style:style style:name="T7" style:family="text">
      <style:text-properties style:text-position="sub 58%" fo:font-family="Gentium" style:font-style-name="Regular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Git Overview</text:span></text:p>
          </draw:text-box>
        </draw:frame>
        <draw:frame presentation:style-name="pr2" draw:text-style-name="P2" draw:layer="layout" svg:width="22.6cm" svg:height="16.988cm" svg:x="1.4cm" svg:y="4.914cm" presentation:class="outline" presentation:user-transformed="true">
          <draw:text-box>
            <text:list text:style-name="L2">
              <text:list-item>
                <text:p><text:span text:style-name="T2">History</text:span></text:p>
              </text:list-item>
              <text:list-item>
                <text:p><text:span text:style-name="T2">Internals</text:span></text:p>
              </text:list-item>
              <text:list-item>
                <text:p><text:span text:style-name="T2">Structure</text:span></text:p>
              </text:list-item>
              <text:list-item>
                <text:p><text:span text:style-name="T2">Svn</text:span></text:p>
              </text:list-item>
              <text:list-item>
                <text:p><text:span text:style-name="T2">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Internals</text:span></text:p>
          </draw:text-box>
        </draw:frame>
        <draw:frame presentation:style-name="pr4" draw:text-style-name="P2" draw:layer="layout" svg:width="22.6cm" svg:height="17.521cm" svg:x="1cm" svg:y="3.057cm" presentation:class="outline" presentation:user-transformed="true">
          <draw:text-box>
            <text:list text:style-name="L2">
              <text:list-item>
                <text:p><text:span text:style-name="T2">Blob</text:span></text:p>
                <text:list>
                  <text:list-item>
                    <text:p><text:span text:style-name="T3">Chunk of bytes</text:span></text:p>
                  </text:list-item>
                  <text:list-item>
                    <text:p><text:span text:style-name="T3">No name</text:span></text:p>
                  </text:list-item>
                </text:list>
              </text:list-item>
              <text:list-item>
                <text:p><text:span text:style-name="T2">Tree</text:span></text:p>
                <text:list>
                  <text:list-item>
                    <text:p><text:span text:style-name="T3">List of names/blobs/trees</text:span></text:p>
                  </text:list-item>
                  <text:list-item>
                    <text:p><text:span text:style-name="T3">Like a directory</text:span></text:p>
                  </text:list-item>
                </text:list>
              </text:list-item>
              <text:list-item>
                <text:p><text:span text:style-name="T2">Commit</text:span></text:p>
                <text:list>
                  <text:list-item>
                    <text:p><text:span text:style-name="T3">Tree</text:span></text:p>
                  </text:list-item>
                  <text:list-item>
                    <text:p><text:span text:style-name="T3">Parent</text:span></text:p>
                  </text:list-item>
                  <text:list-item>
                    <text:p><text:span text:style-name="T3">Author</text:span></text:p>
                  </text:list-item>
                  <text:list-item>
                    <text:p><text:span text:style-name="T3">Comment</text:span></text:p>
                  </text:list-item>
                </text:list>
              </text:list-item>
              <text:list-item>
                <text:p><text:span text:style-name="T2">The SHA1 </text:span><text:span text:style-name="T4">is</text:span><text:span text:style-name="T2"> the 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>
          <draw:text-box>
            <text:p><text:span text:style-name="T1">Distributed</text:span></text:p>
          </draw:text-box>
        </draw:frame>
        <draw:custom-shape draw:style-name="gr2" draw:text-style-name="P5" xml:id="id3" draw:id="id3" draw:layer="layout" svg:width="5.08cm" svg:height="2.286cm" svg:x="9.144cm" svg:y="4.064cm">
          <text:p text:style-name="P4"><text:span text:style-name="T5">github or</text:span></text:p>
          <text:p text:style-name="P4"><text:span text:style-name="T5">assembla or</text:span></text:p>
          <text:p text:style-name="P4"><text:span text:style-name="T5">internal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4.572cm" svg:height="2.286cm" svg:x="17.526cm" svg:y="10.414cm">
          <text:p text:style-name="P4"><text:span text:style-name="T5">Zoltan's lap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5.588cm" svg:height="2.032cm" svg:x="1.016cm" svg:y="12.954cm">
          <text:p text:style-name="P4"><text:span text:style-name="T5">Vinny's lap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6.604cm" svg:y1="13.97cm" svg:x2="17.526cm" svg:y2="11.557cm" draw:start-shape="id1" draw:end-shape="id2" svg:d="m6604 13970c8193 0 2732-2413 10922-2413" svg:viewBox="0 0 10923 2414">
          <text:p/>
        </draw:connector>
        <draw:connector draw:style-name="gr4" draw:text-style-name="P5" draw:layer="layout" draw:type="curve" svg:x1="3.81cm" svg:y1="12.954cm" svg:x2="9.144cm" svg:y2="5.207cm" draw:start-shape="id1" draw:start-glue-point="0" draw:end-shape="id3" draw:end-glue-point="3" svg:d="m3810 12954c0-5165 1778-7747 5334-7747" svg:viewBox="0 0 5335 7748">
          <text:p/>
        </draw:connector>
        <draw:connector draw:style-name="gr4" draw:text-style-name="P5" draw:layer="layout" draw:type="curve" svg:x1="19.812cm" svg:y1="10.414cm" svg:x2="14.224cm" svg:y2="5.207cm" draw:start-shape="id2" draw:start-glue-point="0" draw:end-shape="id3" draw:end-glue-point="1" svg:d="m19812 10414c0-3472-1862-5207-5588-5207" svg:viewBox="0 0 5589 5208">
          <text:p/>
        </draw:connector>
        <draw:connector draw:style-name="gr5" draw:text-style-name="P6" draw:layer="layout" draw:type="curve" svg:x1="11.684cm" svg:y1="6.35cm" svg:x2="6.604cm" svg:y2="13.97cm" draw:start-shape="id3" draw:start-glue-point="2" draw:end-shape="id1" draw:end-glue-point="1" svg:d="m11684 6350c0 5080-1693 7620-5080 7620" svg:viewBox="0 0 5081 7621">
          <text:p/>
        </draw:connector>
        <draw:connector draw:style-name="gr5" draw:text-style-name="P6" draw:layer="layout" draw:type="curve" svg:x1="11.684cm" svg:y1="6.35cm" svg:x2="17.526cm" svg:y2="11.557cm" draw:start-shape="id3" draw:start-glue-point="2" draw:end-shape="id2" draw:end-glue-point="3" svg:d="m11684 6350c0 3472 1947 5207 5842 5207" svg:viewBox="0 0 5843 520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cm" svg:height="3.506cm" svg:x="1cm" svg:y="0.837cm" presentation:class="title" presentation:user-transformed="true">
          <draw:text-box>
            <text:p><text:span text:style-name="T6">Structure</text:span></text:p>
          </draw:text-box>
        </draw:frame>
        <draw:custom-shape draw:style-name="gr2" draw:text-style-name="P5" xml:id="id6" draw:id="id6" draw:layer="layout" svg:width="12.192cm" svg:height="2.54cm" svg:x="6.858cm" svg:y="6.35cm">
          <text:p text:style-name="P6"><text:span text:style-name="T5">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13.208cm" svg:height="1.524cm" svg:x="6.35cm" svg:y="11.43cm">
          <text:p text:style-name="P6"><text:span text:style-name="T5">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9.652cm" svg:height="1.524cm" svg:x="8.128cm" svg:y="16.51cm">
          <text:p text:style-name="P6"><text:span text:style-name="T5">working tre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2.954cm" svg:y1="16.51cm" svg:x2="12.954cm" svg:y2="12.954cm" draw:start-shape="id4" draw:end-shape="id5" draw:end-glue-point="2" svg:d="m12954 16510v-3556" svg:viewBox="0 0 1 3557">
          <text:p/>
        </draw:connector>
        <draw:connector draw:style-name="gr6" draw:text-style-name="P5" draw:layer="layout" draw:type="line" svg:x1="12.954cm" svg:y1="11.43cm" svg:x2="12.954cm" svg:y2="8.89cm" draw:start-shape="id5" draw:end-shape="id6" svg:d="m12954 11430v-2540" svg:viewBox="0 0 1 2541">
          <text:p/>
        </draw:connector>
        <draw:frame draw:style-name="gr7" draw:text-style-name="P8" draw:layer="layout" svg:width="2.039cm" svg:height="0.971cm" svg:x="1.778cm" svg:y="4.343cm">
          <draw:text-box>
            <text:p><text:span text:style-name="T5">Loca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cm" svg:height="3.506cm" svg:x="1cm" svg:y="0.837cm" presentation:class="title" presentation:user-transformed="true">
          <draw:text-box>
            <text:p><text:span text:style-name="T6">Usage: git svn</text:span></text:p>
          </draw:text-box>
        </draw:frame>
        <draw:custom-shape draw:style-name="gr8" draw:text-style-name="P5" xml:id="id7" draw:id="id7" draw:layer="layout" svg:width="7.62cm" svg:height="3.556cm" svg:x="8.382cm" svg:y="5.334cm">
          <text:p text:style-name="P6"><text:span text:style-name="T5">ssi_nebu (sv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8" draw:id="id8" draw:layer="layout" svg:width="5.588cm" svg:height="2.286cm" svg:x="9.398cm" svg:y="16.764cm">
          <text:p text:style-name="P6"><text:span text:style-name="T5">chris (g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curve" svg:x1="8.382cm" svg:y1="7.112cm" svg:x2="9.398cm" svg:y2="17.907cm" draw:start-shape="id7" draw:start-glue-point="3" draw:end-shape="id8" svg:d="m8382 7112c-751 0-1259 10795 1016 10795" svg:viewBox="0 0 1652 10796">
          <text:p text:style-name="P6"><text:span text:style-name="T5">git svn clone</text:span></text:p>
        </draw:connector>
        <draw:connector draw:style-name="gr10" draw:text-style-name="P5" draw:layer="layout" draw:type="curve" svg:x1="12.192cm" svg:y1="8.89cm" svg:x2="12.192cm" svg:y2="16.764cm" draw:start-shape="id7" draw:end-shape="id8" svg:d="m12192 8890v7874" svg:viewBox="0 0 1 7875">
          <text:p text:style-name="P6"><text:span text:style-name="T5">git svn fetch</text:span></text:p>
        </draw:connector>
        <draw:connector draw:style-name="gr11" draw:text-style-name="P5" draw:layer="layout" draw:type="curve" svg:x1="14.986cm" svg:y1="17.907cm" svg:x2="16.002cm" svg:y2="7.112cm" draw:start-shape="id8" draw:end-shape="id7" draw:end-glue-point="1" svg:d="m14986 17907c2277 0 1769-10795 1016-10795" svg:viewBox="0 0 1653 10796">
          <text:p text:style-name="P6"><text:span text:style-name="T5">git svn dcommit</text:span></text:p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5" draw:text-style-name="P1" draw:layer="layout" svg:width="23cm" svg:height="3.506cm" svg:x="1cm" svg:y="0.837cm" presentation:class="title">
          <draw:text-box>
            <text:p><text:span text:style-name="T1">Merge vs. Rebase</text:span></text:p>
          </draw:text-box>
        </draw:frame>
        <draw:custom-shape draw:style-name="gr2" draw:text-style-name="P5" xml:id="id9" draw:id="id9" draw:layer="layout" svg:width="2.032cm" svg:height="1.524cm" svg:x="6.096cm" svg:y="8.636cm">
          <text:p text:style-name="P6"><text:span text:style-name="T5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2" draw:id="id12" draw:layer="layout" svg:width="2.032cm" svg:height="1.524cm" svg:x="19.558cm" svg:y="5.08cm">
          <text:p text:style-name="P6"><text:span text:style-name="T5">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4" draw:id="id14" draw:layer="layout" svg:width="2.032cm" svg:height="1.524cm" svg:x="15.24cm" svg:y="5.08cm">
          <text:p text:style-name="P6"><text:span text:style-name="T5">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3" draw:id="id13" draw:layer="layout" svg:width="2.032cm" svg:height="1.524cm" svg:x="12.446cm" svg:y="5.08cm">
          <text:p text:style-name="P6"><text:span text:style-name="T5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1" draw:id="id11" draw:layer="layout" svg:width="2.032cm" svg:height="1.524cm" svg:x="13.208cm" svg:y="8.636cm">
          <text:p text:style-name="P6"><text:span text:style-name="T5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0" draw:id="id10" draw:layer="layout" svg:width="2.032cm" svg:height="1.524cm" svg:x="8.89cm" svg:y="8.636cm">
          <text:p text:style-name="P6"><text:span text:style-name="T5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8.128cm" svg:y1="9.398cm" svg:x2="8.89cm" svg:y2="9.398cm" draw:start-shape="id9" draw:start-glue-point="1" draw:end-shape="id10" draw:end-glue-point="3" svg:d="m8128 9398h762" svg:viewBox="0 0 763 1">
          <text:p/>
        </draw:connector>
        <draw:connector draw:style-name="gr6" draw:text-style-name="P5" draw:layer="layout" draw:type="line" svg:x1="10.922cm" svg:y1="9.398cm" svg:x2="13.411cm" svg:y2="9.398cm" draw:start-shape="id10" draw:end-shape="id11" draw:end-glue-point="6" svg:d="m10922 9398h2489" svg:viewBox="0 0 2490 1">
          <text:p/>
        </draw:connector>
        <draw:connector draw:style-name="gr6" draw:text-style-name="P5" draw:layer="layout" draw:type="line" svg:x1="15.24cm" svg:y1="9.398cm" svg:x2="19.558cm" svg:y2="5.842cm" draw:start-shape="id11" draw:end-shape="id12" svg:d="m15240 9398 4318-3556" svg:viewBox="0 0 4319 3557">
          <text:p/>
        </draw:connector>
        <draw:connector draw:style-name="gr6" draw:text-style-name="P5" draw:layer="layout" draw:type="line" svg:x1="10.922cm" svg:y1="9.398cm" svg:x2="12.446cm" svg:y2="5.842cm" draw:start-shape="id10" draw:end-shape="id13" svg:d="m10922 9398 1524-3556" svg:viewBox="0 0 1525 3557">
          <text:p/>
        </draw:connector>
        <draw:connector draw:style-name="gr6" draw:text-style-name="P5" draw:layer="layout" draw:type="line" svg:x1="14.271cm" svg:y1="5.842cm" svg:x2="15.443cm" svg:y2="5.842cm" draw:start-shape="id13" draw:start-glue-point="9" draw:end-shape="id14" draw:end-glue-point="6" svg:d="m14271 5842h1172" svg:viewBox="0 0 1173 1">
          <text:p/>
        </draw:connector>
        <draw:connector draw:style-name="gr6" draw:text-style-name="P5" draw:layer="layout" draw:type="line" svg:x1="17.272cm" svg:y1="5.842cm" svg:x2="19.558cm" svg:y2="5.842cm" draw:start-shape="id14" draw:end-shape="id12" svg:d="m17272 5842h2286" svg:viewBox="0 0 2287 1">
          <text:p/>
        </draw:connector>
        <draw:custom-shape draw:style-name="gr2" draw:text-style-name="P5" xml:id="id15" draw:id="id15" draw:layer="layout" svg:width="2.032cm" svg:height="1.524cm" svg:x="2.794cm" svg:y="16.764cm">
          <text:p text:style-name="P6"><text:span text:style-name="T5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9" draw:id="id19" draw:layer="layout" svg:width="2.032cm" svg:height="1.524cm" svg:x="17.018cm" svg:y="13.208cm">
          <text:p text:style-name="P6"><text:span text:style-name="T5">E</text:span><text:span text:style-name="T7">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8" draw:id="id18" draw:layer="layout" svg:width="2.032cm" svg:height="1.524cm" svg:x="13.97cm" svg:y="13.208cm">
          <text:p text:style-name="P6"><text:span text:style-name="T5">C</text:span><text:span text:style-name="T7">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7" draw:id="id17" draw:layer="layout" svg:width="2.032cm" svg:height="1.524cm" svg:x="9.906cm" svg:y="16.764cm">
          <text:p text:style-name="P6"><text:span text:style-name="T5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16" draw:id="id16" draw:layer="layout" svg:width="2.032cm" svg:height="1.524cm" svg:x="5.588cm" svg:y="16.764cm">
          <text:p text:style-name="P6"><text:span text:style-name="T5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4.826cm" svg:y1="17.526cm" svg:x2="5.588cm" svg:y2="17.526cm" draw:start-shape="id15" draw:start-glue-point="1" draw:end-shape="id16" draw:end-glue-point="3" svg:d="m4826 17526h762" svg:viewBox="0 0 763 1">
          <text:p/>
        </draw:connector>
        <draw:connector draw:style-name="gr6" draw:text-style-name="P5" draw:layer="layout" draw:type="line" svg:x1="7.62cm" svg:y1="17.526cm" svg:x2="10.109cm" svg:y2="17.526cm" draw:start-shape="id16" draw:end-shape="id17" draw:end-glue-point="6" svg:d="m7620 17526h2489" svg:viewBox="0 0 2490 1">
          <text:p/>
        </draw:connector>
        <draw:connector draw:style-name="gr6" draw:text-style-name="P5" draw:layer="layout" draw:type="line" svg:x1="11.731cm" svg:y1="17.526cm" svg:x2="13.97cm" svg:y2="13.97cm" draw:start-shape="id17" draw:start-glue-point="9" draw:end-shape="id18" svg:d="m11731 17526 2239-3556" svg:viewBox="0 0 2240 3557">
          <text:p/>
        </draw:connector>
        <draw:connector draw:style-name="gr6" draw:text-style-name="P5" draw:layer="layout" draw:type="line" svg:x1="15.795cm" svg:y1="13.97cm" svg:x2="17.221cm" svg:y2="13.97cm" draw:start-shape="id18" draw:start-glue-point="9" draw:end-shape="id19" draw:end-glue-point="6" svg:d="m15795 13970h1426" svg:viewBox="0 0 1427 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cm" svg:height="3.506cm" svg:x="1cm" svg:y="0.837cm" presentation:class="title" presentation:user-transformed="true">
          <draw:text-box>
            <text:p><text:span text:style-name="T6">Cherry Pick</text:span></text:p>
          </draw:text-box>
        </draw:frame>
        <draw:custom-shape draw:style-name="gr2" draw:text-style-name="P5" xml:id="id20" draw:id="id20" draw:layer="layout" svg:width="2.032cm" svg:height="1.524cm" svg:x="4.572cm" svg:y="10.922cm">
          <text:p text:style-name="P6"><text:span text:style-name="T5">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23" draw:id="id23" draw:layer="layout" svg:width="2.032cm" svg:height="1.524cm" svg:x="16.002cm" svg:y="10.922cm">
          <text:p text:style-name="P6"><text:span text:style-name="T5">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25" draw:id="id25" draw:layer="layout" svg:width="2.032cm" svg:height="1.524cm" svg:x="13.716cm" svg:y="7.366cm">
          <text:p text:style-name="P6"><text:span text:style-name="T5">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24" draw:id="id24" draw:layer="layout" svg:width="2.032cm" svg:height="1.524cm" svg:x="10.922cm" svg:y="7.366cm">
          <text:p text:style-name="P6"><text:span text:style-name="T5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22" draw:id="id22" draw:layer="layout" svg:width="2.032cm" svg:height="1.524cm" svg:x="12.192cm" svg:y="10.922cm">
          <text:p text:style-name="P6"><text:span text:style-name="T5">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21" draw:id="id21" draw:layer="layout" svg:width="2.032cm" svg:height="1.524cm" svg:x="7.366cm" svg:y="10.922cm">
          <text:p text:style-name="P6"><text:span text:style-name="T5">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5" draw:layer="layout" draw:type="line" svg:x1="6.604cm" svg:y1="11.684cm" svg:x2="7.366cm" svg:y2="11.684cm" draw:start-shape="id20" draw:start-glue-point="1" draw:end-shape="id21" draw:end-glue-point="3" svg:d="m6604 11684h762" svg:viewBox="0 0 763 1">
          <text:p/>
        </draw:connector>
        <draw:connector draw:style-name="gr6" draw:text-style-name="P5" draw:layer="layout" draw:type="line" svg:x1="9.398cm" svg:y1="11.684cm" svg:x2="12.395cm" svg:y2="11.684cm" draw:start-shape="id21" draw:end-shape="id22" draw:end-glue-point="6" svg:d="m9398 11684h2997" svg:viewBox="0 0 2998 1">
          <text:p/>
        </draw:connector>
        <draw:connector draw:style-name="gr6" draw:text-style-name="P5" draw:layer="layout" draw:type="line" svg:x1="14.224cm" svg:y1="11.684cm" svg:x2="16.002cm" svg:y2="11.684cm" draw:start-shape="id22" draw:end-shape="id23" svg:d="m14224 11684h1778" svg:viewBox="0 0 1779 1">
          <text:p/>
        </draw:connector>
        <draw:connector draw:style-name="gr6" draw:text-style-name="P5" draw:layer="layout" draw:type="line" svg:x1="9.398cm" svg:y1="11.684cm" svg:x2="10.922cm" svg:y2="8.128cm" draw:start-shape="id21" draw:end-shape="id24" svg:d="m9398 11684 1524-3556" svg:viewBox="0 0 1525 3557">
          <text:p/>
        </draw:connector>
        <draw:connector draw:style-name="gr6" draw:text-style-name="P5" draw:layer="layout" draw:type="line" svg:x1="12.747cm" svg:y1="8.128cm" svg:x2="13.919cm" svg:y2="8.128cm" draw:start-shape="id24" draw:start-glue-point="9" draw:end-shape="id25" draw:end-glue-point="6" svg:d="m12747 8128h1172" svg:viewBox="0 0 1173 1">
          <text:p/>
        </draw:connector>
        <draw:connector draw:style-name="gr6" draw:text-style-name="P5" draw:layer="layout" draw:type="line" svg:x1="15.748cm" svg:y1="8.128cm" svg:x2="17.729cm" svg:y2="8.128cm" draw:start-shape="id25" draw:end-shape="id26" draw:end-glue-point="6" svg:d="m15748 8128h1981" svg:viewBox="0 0 1982 1">
          <text:p/>
        </draw:connector>
        <draw:custom-shape draw:style-name="gr2" draw:text-style-name="P5" xml:id="id26" draw:id="id26" draw:layer="layout" svg:width="2.032cm" svg:height="1.524cm" svg:x="17.526cm" svg:y="7.366cm">
          <text:p text:style-name="P6"><text:span text:style-name="T5">D</text:span><text:span text:style-name="T7">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5" draw:layer="layout" draw:type="curve" svg:x1="14.224cm" svg:y1="11.684cm" svg:x2="17.526cm" svg:y2="8.128cm" draw:start-shape="id22" draw:end-shape="id26" svg:d="m14224 11684c2478 0 827-3556 3302-3556" svg:viewBox="0 0 3303 3557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title>Rounded Rectangles</dc:title>
    <dc:description>Presentation Layout Template</dc:description>
    <meta:creation-date>2012-01-31T18:13:56.74</meta:creation-date>
    <dc:language>en-US</dc:language>
    <meta:editing-cycles>14</meta:editing-cycles>
    <meta:editing-duration>P1DT5H21M10S</meta:editing-duration>
    <meta:initial-creator>Chris Mosher</meta:initial-creator>
    <dc:date>2013-03-05T03:38:12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E:/Program%20Files/LibreOffice%203.4/Basis/share/template/common/layout/lyt-roundedrect.otp" meta:date="2006-12-14T14:54:39"/>
  </office:meta>
</office:document-meta>
</file>